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cd4d1" draw:textarea-horizontal-align="justify" draw:textarea-vertical-align="middle" draw:auto-grow-height="false" fo:min-height="5.15cm" fo:min-width="9.5cm"/>
    </style:style>
    <style:style style:name="P1" style:family="paragraph">
      <style:paragraph-properties fo:text-align="center"/>
    </style:style>
    <style:style style:name="P2" style:family="paragraph">
      <loext:graphic-properties draw:fill-color="#fcd4d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5.4cm" svg:x="5.5cm" svg:y="3.2cm">
          <text:p text:style-name="P1">Class Code.</text:p>
          <text:p text:style-name="P1">All static variables will be here.</text:p>
          <text:p text:style-name="P1">All methods including obeject</text:p>
          <text:p text:style-name="P1">Methods will be here.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6T17:20:20.750687002</meta:creation-date>
    <dc:date>2020-06-26T18:07:10.016005047</dc:date>
    <meta:editing-duration>PT36M38S</meta:editing-duration>
    <meta:editing-cycles>1</meta:editing-cycles>
    <meta:document-statistic meta:object-count="1"/>
    <meta:generator>LibreOffice/6.0.7.3$Linux_X86_64 LibreOffice_project/00m0$Build-3</meta:generator>
  </office:meta>
</office:document-meta>
</file>